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Spirit Crystal
that you have is right at the bottom, and
has the name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Spirit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Spirit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Spirit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Spirit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spirit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spirits will absorb Spirit Energy from the
air around them and convert it into "Holy
Water"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spirit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spir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spirit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spirit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spirit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spirit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spirit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spirit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4+01:00</meta:creation-date>
    <dc:date>2019-12-31T15:09:2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